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color="#333333"/>
    </style:style>
    <style:style style:name="T3" style:parent-style-name="DefaultParagraphFont" style:family="text">
      <style:text-properties fo:color="#333333"/>
    </style:style>
    <style:style style:name="T4" style:parent-style-name="DefaultParagraphFont" style:family="text">
      <style:text-properties fo:color="#333333"/>
    </style:style>
    <style:style style:name="T5" style:parent-style-name="DefaultParagraphFont" style:family="text">
      <style:text-properties fo:color="#333333"/>
    </style:style>
    <style:style style:name="T6" style:parent-style-name="DefaultParagraphFont" style:family="text">
      <style:text-properties fo:color="#333333"/>
    </style:style>
    <style:style style:name="T7" style:parent-style-name="DefaultParagraphFont" style:family="text">
      <style:text-properties fo:color="#333333"/>
    </style:style>
    <style:style style:name="T8" style:parent-style-name="DefaultParagraphFont" style:family="text">
      <style:text-properties fo:color="#222222"/>
    </style:style>
    <style:style style:name="T9" style:parent-style-name="DefaultParagraphFont" style:family="text">
      <style:text-properties fo:color="#333333"/>
    </style:style>
    <style:style style:name="T10" style:parent-style-name="DefaultParagraphFont" style:family="text">
      <style:text-properties fo:color="#333333"/>
    </style:style>
    <style:style style:name="T11" style:parent-style-name="DefaultParagraphFont" style:family="text">
      <style:text-properties fo:color="#333333"/>
    </style:style>
    <style:style style:name="T12" style:parent-style-name="DefaultParagraphFont" style:family="text">
      <style:text-properties fo:color="#333333"/>
    </style:style>
    <style:style style:name="T13" style:parent-style-name="DefaultParagraphFont" style:family="text">
      <style:text-properties fo:color="#333333"/>
    </style:style>
    <style:style style:name="T14" style:parent-style-name="DefaultParagraphFont" style:family="text">
      <style:text-properties fo:color="#333333"/>
    </style:style>
    <style:style style:name="T15" style:parent-style-name="DefaultParagraphFont" style:family="text">
      <style:text-properties fo:color="#333333"/>
    </style:style>
    <style:style style:name="T16" style:parent-style-name="DefaultParagraphFont" style:family="text">
      <style:text-properties fo:color="#333333"/>
    </style:style>
    <style:style style:name="T17" style:parent-style-name="DefaultParagraphFont" style:family="text">
      <style:text-properties fo:color="#333333"/>
    </style:style>
    <style:style style:name="T18" style:parent-style-name="DefaultParagraphFont" style:family="text">
      <style:text-properties fo:color="#333333"/>
    </style:style>
    <style:style style:name="T19" style:parent-style-name="DefaultParagraphFont" style:family="text">
      <style:text-properties fo:color="#333333"/>
    </style:style>
    <style:style style:name="T20" style:parent-style-name="DefaultParagraphFont" style:family="text">
      <style:text-properties fo:color="#333333"/>
    </style:style>
    <style:style style:name="T21" style:parent-style-name="DefaultParagraphFont" style:family="text">
      <style:text-properties fo:color="#333333"/>
    </style:style>
    <style:style style:name="T22" style:parent-style-name="DefaultParagraphFont" style:family="text">
      <style:text-properties fo:color="#333333"/>
    </style:style>
    <style:style style:name="T23" style:parent-style-name="DefaultParagraphFont" style:family="text">
      <style:text-properties fo:color="#333333"/>
    </style:style>
    <style:style style:name="T24" style:parent-style-name="DefaultParagraphFont" style:family="text">
      <style:text-properties fo:color="#333333"/>
    </style:style>
    <style:style style:name="T25" style:parent-style-name="DefaultParagraphFont" style:family="text">
      <style:text-properties fo:color="#333333"/>
    </style:style>
    <style:style style:name="T26" style:parent-style-name="DefaultParagraphFont" style:family="text">
      <style:text-properties fo:color="#333333"/>
    </style:style>
    <style:style style:name="T27" style:parent-style-name="DefaultParagraphFont" style:family="text">
      <style:text-properties fo:color="#333333"/>
    </style:style>
    <style:style style:name="T28" style:parent-style-name="DefaultParagraphFont" style:family="text">
      <style:text-properties fo:color="#333333"/>
    </style:style>
    <style:style style:name="T29" style:parent-style-name="DefaultParagraphFont" style:family="text">
      <style:text-properties fo:color="#333333"/>
    </style:style>
    <style:style style:name="T30" style:parent-style-name="DefaultParagraphFont" style:family="text">
      <style:text-properties fo:color="#333333"/>
    </style:style>
    <style:style style:name="T31" style:parent-style-name="DefaultParagraphFont" style:family="text">
      <style:text-properties fo:color="#333333"/>
    </style:style>
    <style:style style:name="T32" style:parent-style-name="DefaultParagraphFont" style:family="text">
      <style:text-properties fo:color="#333333"/>
    </style:style>
    <style:style style:name="T33" style:parent-style-name="DefaultParagraphFont" style:family="text">
      <style:text-properties fo:color="#333333"/>
    </style:style>
    <style:style style:name="T34" style:parent-style-name="DefaultParagraphFont" style:family="text">
      <style:text-properties fo:color="#333333"/>
    </style:style>
    <style:style style:name="T35" style:parent-style-name="DefaultParagraphFont" style:family="text">
      <style:text-properties fo:color="#333333"/>
    </style:style>
    <style:style style:name="T36" style:parent-style-name="DefaultParagraphFont" style:family="text">
      <style:text-properties fo:color="#333333"/>
    </style:style>
    <style:style style:name="T37" style:parent-style-name="DefaultParagraphFont" style:family="text">
      <style:text-properties fo:color="#333333"/>
    </style:style>
    <style:style style:name="T38" style:parent-style-name="DefaultParagraphFont" style:family="text">
      <style:text-properties fo:color="#333333"/>
    </style:style>
    <style:style style:name="T39" style:parent-style-name="DefaultParagraphFont" style:family="text">
      <style:text-properties fo:color="#333333"/>
    </style:style>
    <style:style style:name="T40" style:parent-style-name="DefaultParagraphFont" style:family="text">
      <style:text-properties fo:color="#333333"/>
    </style:style>
    <style:style style:name="T41" style:parent-style-name="DefaultParagraphFont" style:family="text">
      <style:text-properties fo:color="#333333"/>
    </style:style>
    <style:style style:name="T42" style:parent-style-name="DefaultParagraphFont" style:family="text">
      <style:text-properties fo:color="#333333"/>
    </style:style>
    <style:style style:name="T43" style:parent-style-name="DefaultParagraphFont" style:family="text">
      <style:text-properties fo:color="#333333"/>
    </style:style>
    <style:style style:name="T44" style:parent-style-name="DefaultParagraphFont" style:family="text">
      <style:text-properties fo:color="#333333"/>
    </style:style>
    <style:style style:name="T45" style:parent-style-name="DefaultParagraphFont" style:family="text">
      <style:text-properties fo:color="#333333"/>
    </style:style>
    <style:style style:name="T46" style:parent-style-name="DefaultParagraphFont" style:family="text">
      <style:text-properties fo:color="#333333"/>
    </style:style>
    <style:style style:name="T47" style:parent-style-name="DefaultParagraphFont" style:family="text">
      <style:text-properties fo:color="#333333"/>
    </style:style>
    <style:style style:name="T48" style:parent-style-name="DefaultParagraphFont" style:family="text">
      <style:text-properties fo:color="#333333"/>
    </style:style>
    <style:style style:name="T49" style:parent-style-name="DefaultParagraphFont" style:family="text">
      <style:text-properties fo:color="#333333"/>
    </style:style>
    <style:style style:name="T50" style:parent-style-name="DefaultParagraphFont" style:family="text">
      <style:text-properties fo:color="#333333"/>
    </style:style>
    <style:style style:name="T51" style:parent-style-name="DefaultParagraphFont" style:family="text">
      <style:text-properties fo:color="#333333"/>
    </style:style>
    <style:style style:name="T52" style:parent-style-name="DefaultParagraphFont" style:family="text">
      <style:text-properties fo:color="#333333"/>
    </style:style>
    <style:style style:name="T53" style:parent-style-name="DefaultParagraphFont" style:family="text">
      <style:text-properties fo:color="#333333"/>
    </style:style>
    <style:style style:name="T54" style:parent-style-name="DefaultParagraphFont" style:family="text">
      <style:text-properties fo:color="#333333"/>
    </style:style>
    <style:style style:name="T55" style:parent-style-name="DefaultParagraphFont" style:family="text">
      <style:text-properties fo:color="#333333"/>
    </style:style>
    <style:style style:name="T56" style:parent-style-name="DefaultParagraphFont" style:family="text">
      <style:text-properties fo:color="#333333"/>
    </style:style>
    <style:style style:name="T57" style:parent-style-name="DefaultParagraphFont" style:family="text">
      <style:text-properties fo:color="#333333"/>
    </style:style>
  </office:automatic-styles>
  <office:body>
    <office:text text:use-soft-page-breaks="true">
      <text:p text:style-name="P1"/>
      <text:p text:style-name="Standard"/>
      <text:p text:style-name="Standard"/>
      <text:p text:style-name="Standard"/>
      <text:p text:style-name="Standard">ASTRONOMY OUTREACH OF KOSOVO’s <text:s/>PROJECT / NASA SPACE APPS CHALLENGE 2016 / NEO-S<text:line-break/><text:line-break/>“WORLD WIDE ASTRONOMY NEWTOWORK”<text:s/><text:line-break/><text:line-break/>I’m Pranvera Hyseni, founder and director of “Astronomy<text:s/>Outreach of Kosovo” program, which is the largest non-profit astronomy outreach program in Kosovo. Our mission is to spread the science, inspire the people about exploring the planetary system and educating the youth to get us off this planet and back into<text:s/>space.<text:s/><text:line-break/>I came here to participate at NASA Space Apps together with other members of our group, prof.Milaim, Ramiz, Liki, Eroll, Visar and Arta. Let me share with you that we’ve organize about 43 activities with telescopes in different cities of Kosovo, different schools, universities, even at Albania and Macedonia. We’ve shared 1,800 pair of solar glasses for free to the people for viewing the Sun on a safe way. We’ve been recognized even from NASA Night Sky Network, for doing lots of outreach events.<text:line-break/>Well, our project is about NEO - Near Earth Objects, which belongs to the Solar System cathegory . What exactly is NEO ?<text:s/><text:line-break/>Since it formed over 4.5 billion years ago, Earth has been hit many times by asteroids and comets whose orbits bring them into the inner<text:s/>solar system.<text:s/><text:line-break/>These objects, collectively known as Near Earth Objects or NEOs, still pose a danger to Earth today.<text:s/><text:line-break/><text:span text:style-name="T2">There is no doubt that sometime in the future Earth will suffer another cosmic impact; the only question is "When ?".</text:span><text:span text:style-name="T3"><text:line-break/></text:span><text:span text:style-name="T4">There is strong scien</text:span><text:span text:style-name="T5">tific evidence that cosmic collisions have played a major role in the past.<text:s/></text:span><text:span text:style-name="T6"><text:line-break/></text:span><text:span text:style-name="T7">Scientist believe that 65 milion years ago, Earth has been crashed by a huge Asterioid in Jukatan<text:s/></text:span><text:span text:style-name="T8">Peninsula in Mexic</text:span><text:span text:style-name="T9">o. This impact made a huge explosion. Debris from the explosion</text:span><text:span text:style-name="T10"><text:s/>was thrown into the atmosphere, severely altering the climate, and leading to the extinction species that existed at that time, including the dinosaurs.<text:s/></text:span><text:span text:style-name="T11"><text:line-break/></text:span><text:span text:style-name="T12">That such cosmic collisions can still occur today was demonstrated graphically in 1994 when Comet ‘Le</text:span><text:span text:style-name="T13">vy’ crashed into the atmosphere of Jupiter.<text:s/></text:span><text:span text:style-name="T14"><text:line-break/></text:span><text:span text:style-name="T15">Many people ask: Why do we hunt the Neart-earth objects ? Why its so much importnt to know their trajectory?<text:s/></text:span><text:span text:style-name="T16"><text:line-break/></text:span><text:span text:style-name="T17">Now, imagine if such an asteroid or comet would hit Earth !?? What whould happen ? Just imagine that<text:s/></text:span><text:span text:style-name="T18">!!! We would have suffered global catastrophes of the kind that inspire science fiction movies.</text:span><text:span text:style-name="T19"><text:line-break/></text:span><text:span text:style-name="T20">It would have dissapear all kind of life evidence on Earth, including us.<text:s/></text:span><text:span text:style-name="T21"><text:line-break/></text:span><text:span text:style-name="T22"><text:line-break/></text:span><text:span text:style-name="T23">To make sure that nothing is gonna happen like that, is protecting our planet by cos</text:span><text:span text:style-name="T24">mic impact.<text:s/></text:span><text:span text:style-name="T25"><text:line-break/></text:span><text:span text:style-name="T26">By the fact the NEOs are really really faint and small objects in sky, then its really hard to detect them, but we must not stop investigating them and catching them before they enter our atmosfere which can be too late.<text:s/></text:span><text:span text:style-name="T27"><text:line-break/></text:span><text:span text:style-name="T28">To <text:s/>increase safety a</text:span><text:span text:style-name="T29">bout this, our group has think of a solution!</text:span><text:span text:style-name="T30"><text:line-break/></text:span><text:span text:style-name="T31">Unfertunately, there in the world doesn’t exist any website, where all observers from different side of the world (proffesional &amp; amateurs) can join together to show what they have actually been observing and e</text:span><text:span text:style-name="T32">xploring, using optical equipments like Telescopes, Observatories, Radiotelescopes, Interferometers, Planetariums etc.<text:s/></text:span><text:span text:style-name="T33"><text:line-break/></text:span><text:span text:style-name="T34">We have think to created a website on which we showed all these cathegories, and each observer can long in from his counry and can post<text:s/></text:span><text:span text:style-name="T35">all data that they have collected from their observations of NEOs,<text:s/></text:span><text:soft-page-break/><text:span text:style-name="T36">no matter if it was thru telescopes or radiotelescopes or interferometers etc.<text:s/></text:span><text:span text:style-name="T37"><text:line-break/></text:span><text:span text:style-name="T38">This Website can be a WORLD WIDE ASTRONOMY NETWORK between all astronomers of the world. Amateur Astronomers<text:s/></text:span><text:span text:style-name="T39">can contribute on this site a lot, they can help different organisations who have the equipments needed, just <text:s/>by giving informations to chose targets thru that website.<text:s/></text:span><text:span text:style-name="T40"><text:line-break/></text:span><text:span text:style-name="T41">Its a GREAT way to accelerate the speed of detection and characterization.<text:s/></text:span><text:span text:style-name="T42"><text:line-break/></text:span><text:span text:style-name="T43">This is t</text:span><text:span text:style-name="T44">he best how astronomers can work together just by using a website and find out for a short time the trajectory of an asteroid and understanding if that can be dangerous for hitting Earth.<text:s/></text:span><text:span text:style-name="T45"><text:line-break/></text:span><text:span text:style-name="T46">Its the easiest way to help NASA know earlier about such an hazard.</text:span><text:span text:style-name="T47"><text:s/></text:span><text:span text:style-name="T48"><text:line-break/></text:span><text:span text:style-name="T49"><text:line-break/></text:span><text:span text:style-name="T50">At the end, I just want to tell everyone that exploring the sky it’s not something that only NASA should do, but its up to all of us, because we protect our Planet and our lifes.<text:s/></text:span><text:span text:style-name="T51"><text:line-break/></text:span><text:span text:style-name="T52">So, keep searching the skies, exploring and discovering, because u never<text:s/></text:span><text:span text:style-name="T53">know what u are gonna find up there….. Isn’t that true !? :)<text:s/></text:span><text:span text:style-name="T54"><text:line-break/></text:span><text:span text:style-name="T55"><text:line-break/></text:span><text:span text:style-name="T56"><text:line-break/></text:span><text:span text:style-name="T57">THANK YOU</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ser</meta:initial-creator>
    <dc:creator>User</dc:creator>
    <meta:creation-date>2016-04-24T00:10:00Z</meta:creation-date>
    <dc:date>2016-04-24T11:53:00Z</dc:date>
    <meta:template xlink:href="Normal" xlink:type="simple"/>
    <meta:editing-cycles>1</meta:editing-cycles>
    <meta:editing-duration>PT1140S</meta:editing-duration>
    <meta:document-statistic meta:page-count="2" meta:paragraph-count="8" meta:word-count="648" meta:character-count="4339" meta:row-count="30" meta:non-whitespace-character-count="3699"/>
  </office:meta>
</office:document-meta>
</file>